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30000026EAEE2FA40EB0E59E4.png" manifest:media-type="image/png"/>
  <manifest:file-entry manifest:full-path="Pictures/1000000100000468000001AA61E46ACB5B6AAE18.png" manifest:media-type="image/png"/>
  <manifest:file-entry manifest:full-path="Pictures/1000000100000125000001181A9AEC0480E0CA7A.png" manifest:media-type="image/png"/>
  <manifest:file-entry manifest:full-path="Pictures/10000001000001DF0000010A4A0E1C3976046CCB.png" manifest:media-type="image/png"/>
  <manifest:file-entry manifest:full-path="Pictures/100000010000012B0000013249480E17A35DDFFC.png" manifest:media-type="image/png"/>
  <manifest:file-entry manifest:full-path="Pictures/100000010000079200000267A2F74C2B52A168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106cm" svg:stroke-color="#729fcf" draw:marker-start-width="0.358cm" draw:marker-end-width="0.358cm" svg:stroke-linecap="butt" draw:fill-color="#ffffff" draw:textarea-horizontal-align="justify" draw:textarea-vertical-align="top" draw:auto-grow-height="false" fo:min-height="1.838cm" fo:min-width="4.28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top" draw:auto-grow-height="false" fo:min-height="4.813cm" fo:min-width="14.222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top" draw:auto-grow-height="false" fo:min-height="6.224cm" fo:min-width="12.531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top" draw:auto-grow-height="false" fo:min-height="2.777cm" fo:min-width="7.981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2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51cm, 2.879cm, 1.733cm, 2.656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11cm, 2.36cm, 2.314cm, 2.08cm)" draw:image-opacity="100%" style:mirror="none"/>
    </style:style>
    <style:style style:name="gr10" style:family="graphic" style:parent-style-name="objectwithoutfill">
      <style:graphic-properties draw:stroke="dash" draw:stroke-dash="Long_20_Dash" svg:stroke-width="0.106cm" svg:stroke-color="#729fcf" draw:marker-start-width="0.359cm" draw:marker-end="Puntas_20_de_20_flecha_20_1" draw:marker-end-width="0.459cm" svg:stroke-linecap="butt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objectwithoutfill">
      <style:graphic-properties svg:stroke-width="0.106cm" svg:stroke-color="#000000" draw:marker-start-width="0.359cm" draw:marker-end="Puntas_20_de_20_flecha_20_3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000000" draw:marker-start-width="0.359cm" draw:marker-end="Puntas_20_de_20_flecha_20_4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81cm" svg:stroke-color="#000000" draw:marker-start-width="0.321cm" draw:marker-end="Puntas_20_de_20_flecha_20_5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0000" draw:marker-start-width="0.321cm" draw:marker-end="Puntas_20_de_20_flecha_20_6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06cm" svg:stroke-color="#000000" draw:marker-start-width="0.358cm" draw:marker-end="Puntas_20_de_20_flecha_20_7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xml:id="id1" draw:id="id1" draw:layer="layout" svg:width="5.127cm" svg:height="2.428cm" svg:x="0.321cm" svg:y="0.1cm">
          <text:p text:style-name="P1">Inicializ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15.384cm" svg:height="5.725cm" svg:x="5.368cm" svg:y="9.816cm">
          <text:p text:style-name="P1">Actualización de est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13.845cm" svg:height="7.288cm" svg:x="12.834cm" svg:y="1.174cm">
          <text:p text:style-name="P1">Actualización del model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8.923cm" svg:height="3.469cm" svg:x="0.115cm" svg:y="4.473cm">
          <text:p text:style-name="P1">Extrapol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847cm" svg:height="1.001cm" svg:x="0.166cm" svg:y="11.274cm">
          <draw:text-box>
            <text:p>Mediciones</text:p>
          </draw:text-box>
        </draw:frame>
        <draw:frame draw:style-name="gr6" draw:text-style-name="P3" draw:layer="layout" svg:width="3.589cm" svg:height="1.002cm" svg:x="7.372cm" svg:y="0.412cm">
          <draw:text-box>
            <text:p>Entradas</text:p>
          </draw:text-box>
        </draw:frame>
        <draw:frame draw:style-name="gr7" draw:text-style-name="P4" draw:layer="layout" svg:width="16.162cm" svg:height="5.206cm" svg:x="4.979cm" svg:y="10.544cm">
          <draw:image xlink:href="Pictures/100000010000079200000267A2F74C2B52A16864.png" xlink:type="simple" xlink:show="embed" xlink:actuate="onLoad" draw:mime-type="image/png">
            <text:p/>
          </draw:image>
        </draw:frame>
        <draw:frame draw:style-name="gr7" draw:text-style-name="P4" draw:layer="layout" svg:width="6.153cm" svg:height="3.468cm" svg:x="-0.192cm" svg:y="0.101cm">
          <draw:image xlink:href="Pictures/10000001000001DF0000010A4A0E1C3976046CCB.png" xlink:type="simple" xlink:show="embed" xlink:actuate="onLoad" draw:mime-type="image/png">
            <text:p/>
          </draw:image>
        </draw:frame>
        <draw:frame draw:style-name="gr8" draw:text-style-name="P4" xml:id="id7" draw:id="id7" draw:layer="layout" svg:width="1.025cm" svg:height="1.561cm" svg:x="8.655cm" svg:y="1.166cm">
          <draw:image xlink:href="Pictures/1000000100000125000001181A9AEC0480E0CA7A.png" xlink:type="simple" xlink:show="embed" xlink:actuate="onLoad" draw:mime-type="image/png">
            <text:p/>
          </draw:image>
        </draw:frame>
        <draw:frame draw:style-name="gr9" draw:text-style-name="P4" xml:id="id9" draw:id="id9" draw:layer="layout" svg:width="1.537cm" svg:height="1.561cm" svg:x="1.322cm" svg:y="11.898cm">
          <draw:image xlink:href="Pictures/100000010000012B0000013249480E17A35DDFFC.png" xlink:type="simple" xlink:show="embed" xlink:actuate="onLoad" draw:mime-type="image/png">
            <text:p/>
          </draw:image>
        </draw:frame>
        <draw:connector draw:style-name="gr10" draw:text-style-name="P4" draw:layer="layout" svg:x1="2.884cm" svg:y1="2.528cm" svg:x2="4.576cm" svg:y2="4.473cm" draw:start-shape="id1" draw:start-glue-point="2" draw:end-shape="id2" draw:end-glue-point="0" svg:d="M2884 2528v973h1692v972" svg:viewBox="0 0 1693 1946">
          <text:p/>
        </draw:connector>
        <draw:line draw:style-name="gr11" draw:text-style-name="P4" xml:id="id3" draw:id="id3" draw:layer="layout" svg:x1="5.368cm" svg:y1="11.169cm" svg:x2="5.368cm" svg:y2="11.69cm">
          <text:p/>
        </draw:line>
        <draw:connector draw:style-name="gr12" draw:text-style-name="P4" draw:layer="layout" svg:x1="4.576cm" svg:y1="7.942cm" svg:x2="5.368cm" svg:y2="11.69cm" draw:start-shape="id2" draw:start-glue-point="2" draw:end-shape="id3" draw:end-glue-point="2" svg:d="M4576 7942v3748h792" svg:viewBox="0 0 793 3749">
          <text:p/>
        </draw:connector>
        <draw:line draw:style-name="gr11" draw:text-style-name="P4" xml:id="id5" draw:id="id5" draw:layer="layout" svg:x1="21.551cm" svg:y1="8.462cm" svg:x2="24.115cm" svg:y2="8.462cm">
          <text:p/>
        </draw:line>
        <draw:connector draw:style-name="gr13" draw:text-style-name="P4" draw:layer="layout" svg:x1="20.752cm" svg:y1="12.678cm" svg:x2="24.115cm" svg:y2="8.462cm" draw:start-shape="id4" draw:start-glue-point="1" draw:end-shape="id5" draw:end-glue-point="1" svg:d="M20752 12678h3363v-4216" svg:viewBox="0 0 3364 4217">
          <text:p/>
        </draw:connector>
        <draw:line draw:style-name="gr11" draw:text-style-name="P4" xml:id="id8" draw:id="id8" draw:layer="layout" svg:x1="5.756cm" svg:y1="4.473cm" svg:x2="6.782cm" svg:y2="4.473cm">
          <text:p/>
        </draw:line>
        <draw:connector draw:style-name="gr14" draw:text-style-name="P4" draw:layer="layout" svg:x1="12.834cm" svg:y1="4.818cm" svg:x2="9.038cm" svg:y2="6.207cm" draw:start-shape="id6" draw:start-glue-point="3" draw:end-shape="id2" draw:end-glue-point="1" svg:d="M12834 4818h-1898v1389h-1898" svg:viewBox="0 0 3797 1390">
          <text:p/>
        </draw:connector>
        <draw:connector draw:style-name="gr15" draw:text-style-name="P4" draw:layer="layout" svg:x1="9.167cm" svg:y1="2.727cm" svg:x2="6.782cm" svg:y2="4.473cm" draw:start-shape="id7" draw:start-glue-point="2" draw:end-shape="id8" draw:end-glue-point="1" svg:d="M9167 2727v873h-2385v873" svg:viewBox="0 0 2386 1747">
          <text:p/>
        </draw:connector>
        <draw:connector draw:style-name="gr16" draw:text-style-name="P4" draw:layer="layout" svg:x1="2.859cm" svg:y1="12.678cm" svg:x2="5.368cm" svg:y2="12.678cm" draw:start-shape="id9" draw:start-glue-point="1" draw:end-shape="id4" draw:end-glue-point="3" svg:d="M2859 12678h2509" svg:viewBox="0 0 2510 1">
          <text:p/>
        </draw:connector>
        <draw:frame draw:style-name="gr7" draw:text-style-name="P4" draw:layer="layout" svg:width="10.257cm" svg:height="3.931cm" svg:x="-0.5cm" svg:y="4.652cm">
          <draw:image xlink:href="Pictures/1000000100000468000001AA61E46ACB5B6AAE18.png" xlink:type="simple" xlink:show="embed" xlink:actuate="onLoad" draw:mime-type="image/png">
            <text:p/>
          </draw:image>
        </draw:frame>
        <draw:frame draw:style-name="gr17" draw:text-style-name="P5" draw:layer="layout" svg:width="15.8cm" svg:height="7.565cm" svg:x="11.9cm" svg:y="1.635cm">
          <draw:image xlink:href="Pictures/10000001000005130000026EAEE2FA40EB0E59E4.png" xlink:type="simple" xlink:show="embed" xlink:actuate="onLoad" draw:mime-type="image/png">
            <text:p/>
          </draw:image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5T10:56:56.508934879</meta:creation-date>
    <dc:date>2024-03-05T21:22:42.794582187</dc:date>
    <meta:editing-duration>PT1H57M21S</meta:editing-duration>
    <meta:editing-cycles>13</meta:editing-cycles>
    <meta:generator>LibreOffice/7.3.7.2$Linux_X86_64 LibreOffice_project/30$Build-2</meta:generator>
    <meta:document-statistic meta:object-count="44"/>
  </office:meta>
</office:document-meta>
</file>